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2" table:number-columns-repeated="1023" table:default-cell-style-name="Default"/>
        <table:table-row table:style-name="ro1">
          <table:table-cell office:value-type="string">
            <text:p>NumThreads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Mutex</text:p>
          </table:table-cell>
          <table:table-cell office:value-type="float" office:value="128329">
            <text:p>128329</text:p>
          </table:table-cell>
          <table:table-cell office:value-type="float" office:value="68431">
            <text:p>68431</text:p>
          </table:table-cell>
          <table:table-cell office:value-type="float" office:value="60188">
            <text:p>60188</text:p>
          </table:table-cell>
          <table:table-cell office:value-type="float" office:value="106957">
            <text:p>106957</text:p>
          </table:table-cell>
          <table:table-cell office:value-type="float" office:value="180111">
            <text:p>180111</text:p>
          </table:table-cell>
          <table:table-cell table:style-name="ce1" office:value-type="string">
            <text:p>Miliseconds</text:p>
          </table:table-cell>
          <table:table-cell table:number-columns-repeated="1017"/>
        </table:table-row>
        <table:table-row table:style-name="ro1">
          <table:table-cell office:value-type="string">
            <text:p>Pool</text:p>
          </table:table-cell>
          <table:table-cell office:value-type="float" office:value="122216">
            <text:p>122216</text:p>
          </table:table-cell>
          <table:table-cell office:value-type="float" office:value="61325">
            <text:p>61325</text:p>
          </table:table-cell>
          <table:table-cell office:value-type="float" office:value="39519">
            <text:p>39519</text:p>
          </table:table-cell>
          <table:table-cell office:value-type="float" office:value="32163">
            <text:p>32163</text:p>
          </table:table-cell>
          <table:table-cell office:value-type="float" office:value="32313">
            <text:p>32313</text:p>
          </table:table-cell>
          <table:table-cell table:style-name="ce1" office:value-type="string">
            <text:p>Miliseconds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Mutex'd</text:p>
          </table:table-cell>
          <table:table-cell office:value-type="float" office:value="1">
            <text:p>1</text:p>
          </table:table-cell>
          <table:table-cell table:formula="of:=[.B2]/[.C2]" office:value-type="float" office:value="1.87530505180401">
            <text:p>1.8753050518</text:p>
          </table:table-cell>
          <table:table-cell table:formula="of:=[.B2]/[.D2]" office:value-type="float" office:value="2.1321359739483">
            <text:p>2.1321359739</text:p>
          </table:table-cell>
          <table:table-cell table:formula="of:=[.B2]/[.E2]" office:value-type="float" office:value="1.19981861869723">
            <text:p>1.1998186187</text:p>
          </table:table-cell>
          <table:table-cell table:formula="of:=[.B2]/[.F2]" office:value-type="float" office:value="0.712499514188473">
            <text:p>0.7124995142</text:p>
          </table:table-cell>
          <table:table-cell table:style-name="ce1" office:value-type="string">
            <text:p>Factor</text:p>
          </table:table-cell>
          <table:table-cell table:number-columns-repeated="1017"/>
        </table:table-row>
        <table:table-row table:style-name="ro1">
          <table:table-cell office:value-type="string">
            <text:p>QtConcurrent</text:p>
          </table:table-cell>
          <table:table-cell office:value-type="float" office:value="1">
            <text:p>1</text:p>
          </table:table-cell>
          <table:table-cell table:formula="of:=[.B3]/[.C3]" office:value-type="float" office:value="1.99292295148797">
            <text:p>1.9929229515</text:p>
          </table:table-cell>
          <table:table-cell table:formula="of:=[.B3]/[.D3]" office:value-type="float" office:value="3.09258837521192">
            <text:p>3.0925883752</text:p>
          </table:table-cell>
          <table:table-cell table:formula="of:=[.B3]/[.E3]" office:value-type="float" office:value="3.79989428846812">
            <text:p>3.7998942885</text:p>
          </table:table-cell>
          <table:table-cell table:formula="of:=[.B3]/[.F3]" office:value-type="float" office:value="3.78225482004147">
            <text:p>3.78225482</text:p>
          </table:table-cell>
          <table:table-cell table:style-name="ce1" office:value-type="string">
            <text:p>Factor</text:p>
          </table:table-cell>
          <table:table-cell table:number-columns-repeated="1017"/>
        </table:table-row>
        <table:table-row table:style-name="ro1">
          <table:table-cell>
            <draw:frame table:end-cell-address="Sheet1.H27" table:end-x="0.2185in" table:end-y="0.0417in" draw:z-index="0" draw:style-name="gr1" svg:width="6.5969in" svg:height="3.5421in" svg:x="0.0441in" svg:y="0.0417in">
              <draw:object draw:notify-on-update-of-ranges="Sheet1.B4:Sheet1.F4 Sheet1.A5:Sheet1.A5 Sheet1.B5:Sheet1.F5 Sheet1.A6:Sheet1.A6 Sheet1.B6:Sheet1.F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7">04/27/2011</text:date>, <text:time>16:00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an Ezust</meta:initial-creator>
    <meta:creation-date>2011-04-03T14:20:34</meta:creation-date>
    <dc:date>2011-04-27T16:00:45</dc:date>
    <dc:creator>Alan Ezust</dc:creator>
    <meta:editing-duration>PT1H49M26S</meta:editing-duration>
    <meta:editing-cycles>8</meta:editing-cycles>
    <meta:generator>LibreOffice/3.3$Unix LibreOffice_project/330m19$Build-8</meta:generator>
    <meta:document-statistic meta:table-count="3" meta:cell-count="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757cm" svg:height="8.998cm" xlink:href=".." xlink:type="simple" chart:class="chart:line" chart:style-name="ch1">
        <chart:title svg:x="2.034cm" svg:y="0.602cm" chart:style-name="ch2">
          <text:p>Relative Speedup on a 4-core system calculating primes</text:p>
        </chart:title>
        <chart:legend chart:legend-position="end" svg:x="12.933cm" svg:y="2.735cm" chart:style-name="ch3"/>
        <chart:plot-area chart:style-name="ch4" table:cell-range-address="Sheet1.A4:Sheet1.F6" chart:data-source-has-labels="both" svg:x="0.909cm" svg:y="1.382cm" svg:width="15.132cm" svg:height="6.651cm">
          <chartooo:coordinate-region svg:x="1.636cm" svg:y="1.581cm" svg:width="14.311cm" svg:height="5.805cm"/>
          <chart:axis chart:dimension="x" chart:name="primary-x" chart:style-name="ch5">
            <chart:title svg:x="5.555cm" svg:y="6.55cm" chart:style-name="ch6">
              <text:p>Number of Threads</text:p>
            </chart:title>
            <chart:categories table:cell-range-address="Sheet1.B4:Sheet1.F4"/>
            <chart:grid chart:style-name="ch7" chart:class="major"/>
          </chart:axis>
          <chart:axis chart:dimension="y" chart:name="primary-y" chart:style-name="ch5">
            <chart:title svg:x="1.851cm" svg:y="4.486cm" chart:style-name="ch8">
              <text:p>Speedup Factor</text:p>
            </chart:title>
          </chart:axis>
          <chart:series chart:style-name="ch9" chart:values-cell-range-address="Sheet1.B5:Sheet1.F5" chart:label-cell-address="Sheet1.A5:Sheet1.A5" chart:class="chart:line">
            <chart:data-point chart:repeated="5"/>
          </chart:series>
          <chart:series chart:style-name="ch10" chart:values-cell-range-address="Sheet1.B6:Sheet1.F6" chart:label-cell-address="Sheet1.A6:Sheet1.A6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B4:Sheet1.F4</svg:desc>
                </draw:g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Mutex'd</text:p>
                <draw:g>
                  <svg:desc>Sheet1.A5:Sheet1.A5</svg:desc>
                </draw:g>
              </table:table-cell>
              <table:table-cell office:value-type="float" office:value="1">
                <text:p>1</text:p>
                <draw:g>
                  <svg:desc>Sheet1.B5:Sheet1.F5</svg:desc>
                </draw:g>
              </table:table-cell>
              <table:table-cell office:value-type="float" office:value="1.87530505180401">
                <text:p>1.87530505180401</text:p>
              </table:table-cell>
              <table:table-cell office:value-type="float" office:value="2.1321359739483">
                <text:p>2.1321359739483</text:p>
              </table:table-cell>
              <table:table-cell office:value-type="float" office:value="1.19981861869723">
                <text:p>1.19981861869723</text:p>
              </table:table-cell>
              <table:table-cell office:value-type="float" office:value="0.712499514188473">
                <text:p>0.712499514188473</text:p>
              </table:table-cell>
            </table:table-row>
            <table:table-row>
              <table:table-cell office:value-type="string">
                <text:p>QtConcurrent</text:p>
                <draw:g>
                  <svg:desc>Sheet1.A6:Sheet1.A6</svg:desc>
                </draw:g>
              </table:table-cell>
              <table:table-cell office:value-type="float" office:value="1">
                <text:p>1</text:p>
                <draw:g>
                  <svg:desc>Sheet1.B6:Sheet1.F6</svg:desc>
                </draw:g>
              </table:table-cell>
              <table:table-cell office:value-type="float" office:value="1.99292295148797">
                <text:p>1.99292295148797</text:p>
              </table:table-cell>
              <table:table-cell office:value-type="float" office:value="3.09258837521192">
                <text:p>3.09258837521192</text:p>
              </table:table-cell>
              <table:table-cell office:value-type="float" office:value="3.79989428846812">
                <text:p>3.79989428846812</text:p>
              </table:table-cell>
              <table:table-cell office:value-type="float" office:value="3.78225482004147">
                <text:p>3.782254820041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